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oadabilityChecker.ClassLoadabilityChecker( ClassLoader classLoader , String purp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LoadabilityChecker.checkLoadability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LoadabilityChecker.isFailureExcluded( String loadedClass , Throwable throw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